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0783in" style:contextual-spacing="false"/>
      <style:text-properties officeooo:rsid="000dc948" officeooo:paragraph-rsid="00106f12"/>
    </style:style>
    <style:style style:name="P2" style:family="paragraph" style:parent-style-name="Table_20_Contents">
      <style:text-properties officeooo:rsid="0012e852" officeooo:paragraph-rsid="0012e852"/>
    </style:style>
    <style:style style:name="P3" style:family="paragraph" style:parent-style-name="Standard">
      <style:paragraph-properties fo:margin-top="0in" fo:margin-bottom="0.0783in" style:contextual-spacing="false"/>
      <style:text-properties officeooo:rsid="0012e852" officeooo:paragraph-rsid="0012e852"/>
    </style:style>
    <style:style style:name="P4" style:family="paragraph" style:parent-style-name="Table_20_Contents">
      <style:text-properties officeooo:rsid="0014007b" officeooo:paragraph-rsid="0014007b"/>
    </style:style>
    <style:style style:name="T1" style:family="text">
      <style:text-properties style:text-position="super 58%" officeooo:rsid="00106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This is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Some fak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Formatting!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83in" style:contextual-spacing="false"/>
      <style:text-properties officeooo:rsid="000dc948" officeooo:paragraph-rsid="00106f1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6</meta:editing-cycles>
    <meta:editing-duration>PT15M26S</meta:editing-duration>
    <dc:title>Document met titel</dc:title>
    <dc:date>2022-11-03T00:58:15.059395743</dc:date>
    <meta:generator>LibreOfficeDev/7.5.0.0.alpha0$Linux_X86_64 LibreOffice_project/e315f3e95ab224967c5dcbfc562aeae85d25bfbf</meta:generator>
    <meta:document-statistic meta:table-count="1" meta:image-count="0" meta:object-count="0" meta:page-count="1" meta:paragraph-count="3" meta:word-count="5" meta:character-count="27" meta:non-whitespace-character-count="25"/>
  </office:meta>
</office:document-meta>
</file>